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Segoe UI Emoji" style:font-name-complex="Segoe UI Emoji"/>
    </style:style>
    <style:style style:name="T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style:font-name="Segoe UI Emoji" style:font-name-complex="Segoe UI Emoji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style:font-name="Segoe UI Emoji" style:font-name-complex="Segoe UI Emoji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Emoji" style:font-name-complex="Segoe UI Emoji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Emoji" style:font-name-complex="Segoe UI Emoji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style:font-name="Segoe UI Emoji" style:font-name-complex="Segoe UI Emoji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ableColumn43" style:family="table-column">
      <style:table-column-properties style:column-width="1.2159in"/>
    </style:style>
    <style:style style:name="TableColumn44" style:family="table-column">
      <style:table-column-properties style:column-width="0.725in"/>
    </style:style>
    <style:style style:name="TableColumn45" style:family="table-column">
      <style:table-column-properties style:column-width="1.9444in"/>
    </style:style>
    <style:style style:name="Table42" style:family="table">
      <style:table-properties style:width="3.8854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3" style:parent-style-name="DefaultParagraphFont" style:family="text">
      <style:text-properties style:font-name="Segoe UI Emoji" style:font-name-complex="Segoe UI Emoji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Segoe UI Emoji" style:font-name-complex="Segoe UI Emoji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style:font-name="Segoe UI Emoji" style:font-name-complex="Segoe UI Emoji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style:font-name="Segoe UI Emoji" style:font-name-complex="Segoe UI Emoji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style:font-name="Segoe UI Emoji" style:font-name-complex="Segoe UI Emoji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style:font-name="Segoe UI Emoji" style:font-name-complex="Segoe UI Emoji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Segoe UI Emoji" style:font-name-complex="Segoe UI Emoji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style:font-name="Segoe UI Emoji" style:font-name-complex="Segoe UI Emoji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="Segoe UI Emoji" style:font-name-complex="Segoe UI Emoji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font-name="Segoe UI Emoji" style:font-name-complex="Segoe UI Emoji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style:font-name="Segoe UI Emoji" style:font-name-complex="Segoe UI Emoji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style:font-name="Segoe UI Emoji" style:font-name-complex="Segoe UI Emoji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ableColumn94" style:family="table-column">
      <style:table-column-properties style:column-width="0.8972in"/>
    </style:style>
    <style:style style:name="TableColumn95" style:family="table-column">
      <style:table-column-properties style:column-width="4.1604in"/>
    </style:style>
    <style:style style:name="Table93" style:family="table">
      <style:table-properties style:width="5.0576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5" style:family="table-row">
      <style:table-row-properties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3" style:parent-style-name="DefaultParagraphFont" style:family="text">
      <style:text-properties style:font-name="Segoe UI Emoji" style:font-name-complex="Segoe UI Emoji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name="Segoe UI Emoji" style:font-name-complex="Segoe UI Emoji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style:font-name="Segoe UI Emoji" style:font-name-complex="Segoe UI Emoji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style:font-name="Segoe UI Emoji" style:font-name-complex="Segoe UI Emoji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Segoe UI Emoji" style:font-name-complex="Segoe UI Emoji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style:font-name="Segoe UI Emoji" style:font-name-complex="Segoe UI Emoji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style:font-name="Segoe UI Emoji" style:font-name-complex="Segoe UI Emoji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style:font-name="Segoe UI Emoji" style:font-name-complex="Segoe UI Emoji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3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list-style-name="LFO3" style:family="paragraph"/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style:font-name="Segoe UI Emoji" style:font-name-complex="Segoe UI Emoji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style:font-name="Segoe UI Emoji" style:font-name-complex="Segoe UI Emoji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style:font-name="Segoe UI Emoji" style:font-name-complex="Segoe UI Emoji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style:font-name="Segoe UI Emoji" style:font-name-complex="Segoe UI Emoji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style:font-name="Segoe UI Emoji" style:font-name-complex="Segoe UI Emoji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style:font-name="Segoe UI Emoji" style:font-name-complex="Segoe UI Emoji"/>
    </style:style>
    <style:style style:name="T14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style:font-name="Segoe UI Emoji" style:font-name-complex="Segoe UI Emoji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style:font-name="Segoe UI Emoji" style:font-name-complex="Segoe UI Emoji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style:font-name="Segoe UI Emoji" style:font-name-complex="Segoe UI Emoji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style:font-name="Segoe UI Emoji" style:font-name-complex="Segoe UI Emoji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style:font-name="Segoe UI Emoji" style:font-name-complex="Segoe UI Emoji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style:font-name="Segoe UI Emoji" style:font-name-complex="Segoe UI Emoji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style:font-name="Segoe UI Emoji" style:font-name-complex="Segoe UI Emoji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style:font-name="Segoe UI Emoji" style:font-name-complex="Segoe UI Emoji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style:font-name="Segoe UI Emoji" style:font-name-complex="Segoe UI Emoji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style:font-name="Segoe UI Emoji" style:font-name-complex="Segoe UI Emoji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style:font-name="Segoe UI Emoji" style:font-name-complex="Segoe UI Emoji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style:font-name="Segoe UI Emoji" style:font-name-complex="Segoe UI Emoji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style:font-name="Segoe UI Emoji" style:font-name-complex="Segoe UI Emoji"/>
    </style:style>
    <style:style style:name="T18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T184" style:parent-style-name="DefaultParagraphFont" style:family="text">
      <style:text-properties style:font-name="Segoe UI Emoji" style:font-name-complex="Segoe UI Emoji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style:font-name="Segoe UI Emoji" style:font-name-complex="Segoe UI Emoji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style:font-name="Segoe UI Emoji" style:font-name-complex="Segoe UI Emoji"/>
    </style:style>
    <style:style style:name="T18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style:font-name="Segoe UI Emoji" style:font-name-complex="Segoe UI Emoji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style:font-name="Segoe UI Emoji" style:font-name-complex="Segoe UI Emoji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style:font-name="Segoe UI Emoji" style:font-name-complex="Segoe UI Emoji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Memory Management and File I/O in C# – Structured Interview Notes<text:s/></text:span><text:span text:style-name="T3">🚀</text:span></text:p>
      <text:p text:style-name="Normal">These notes provide a<text:s/><text:span text:style-name="T4">comprehensive breakdown</text:span><text:s/>of<text:s/><text:span text:style-name="T5">Memory Management and File I/O in C#</text:span><text:s/>for interview preparation. Covering<text:s/><text:span text:style-name="T6">all key concepts, examples, best practices, and potential pitfalls</text:span>, these notes will<text:s/><text:span text:style-name="T7">help you confidently crack your interview!</text:span><text:s/><text:span text:style-name="T8">✅</text:span></text:p>
      <text:p text:style-name="Normal"><draw:custom-shape svg:x="0in" svg:y="0in" svg:width="45.51042in" svg:height="0.00139in" draw:z-index="0" draw:id="id0" draw:style-name="a0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">🟢</text:span><text:span text:style-name="T10"><text:s/>Memory Management in C#</text:span></text:p>
      <text:p text:style-name="Normal"><text:span text:style-name="T11">1️</text:span><text:span text:style-name="T12">⃣</text:span><text:span text:style-name="T13"><text:s/>Automatic Memory Management (Garbage Collection)</text:span></text:p>
      <text:p text:style-name="Normal"><text:span text:style-name="T14">📌</text:span><text:s/><text:span text:style-name="T15">What is Garbage Collection (GC)?</text:span></text:p>
      <text:list text:style-name="LFO1" text:continue-numbering="true">
        <text:list-item>
          <text:p text:style-name="P16">Automatic memory management feature in .NET.</text:p>
        </text:list-item>
        <text:list-item>
          <text:p text:style-name="P17">Reclaims memory occupied by objects<text:s/><text:span text:style-name="T18">no longer in use</text:span>.</text:p>
        </text:list-item>
        <text:list-item>
          <text:p text:style-name="P19"><text:span text:style-name="T20">Eliminates the need for manual memory management (like in C/C++).</text:span></text:p>
        </text:list-item>
      </text:list>
      <text:p text:style-name="Normal"><text:span text:style-name="T21">📌</text:span><text:s/><text:span text:style-name="T22">Garbage Collection Process</text:span></text:p>
      <text:list text:style-name="LFO2" text:continue-numbering="true">
        <text:list-item>
          <text:p text:style-name="P23">The GC runs<text:s/><text:span text:style-name="T24">when memory is low or explicitly triggered</text:span>.</text:p>
        </text:list-item>
        <text:list-item>
          <text:p text:style-name="P25"><text:span text:style-name="T26">Steps of GC:</text:span><text:s/></text:p>
          <text:list text:continue-numbering="true">
            <text:list-item>
              <text:p text:style-name="P27">Identifies objects<text:s/><text:span text:style-name="T28">no longer referenced</text:span>.</text:p>
            </text:list-item>
            <text:list-item>
              <text:p text:style-name="P29">Frees up memory by removing these objects.</text:p>
            </text:list-item>
            <text:list-item>
              <text:p text:style-name="P30"><text:span text:style-name="T31">Compacts</text:span><text:s/>memory to optimize performance.</text:p>
            </text:list-item>
          </text:list>
        </text:list-item>
      </text:list>
      <text:p text:style-name="Normal"><text:span text:style-name="T32">📌</text:span><text:s/><text:span text:style-name="T33">Triggering GC Manually</text:span></text:p>
      <text:p text:style-name="Normal">csharp</text:p>
      <text:p text:style-name="Normal">CopyEdit</text:p>
      <text:p text:style-name="Normal">GC.Collect(); <text:s/>// Explicitly calls garbage collection (not recommended unless necessary)</text:p>
      <text:p text:style-name="Normal"><text:span text:style-name="T34">📌</text:span><text:s/><text:span text:style-name="T35">References:</text:span><text:line-break/><text:span text:style-name="T36">🔗</text:span><text:s/><text:a xlink:href="https://learn.microsoft.com/en-us/dotnet/standard/garbage-collection/" office:target-frame-name="_new" xlink:show="replace"><text:span text:style-name="Hyperlink">Garbage Collection - Microsoft Docs</text:span></text:a></text:p>
      <text:p text:style-name="Normal"><draw:custom-shape svg:x="0in" svg:y="0in" svg:width="45.51042in" svg:height="0.00139in" draw:z-index="0" draw:id="id1" draw:style-name="a1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7">2️</text:span><text:span text:style-name="T38">⃣</text:span><text:span text:style-name="T39"><text:s/>Value Types vs. Reference Types</text:span></text:p>
      <text:soft-page-break/>
      <text:p text:style-name="Normal"><text:span text:style-name="T40">📌</text:span><text:s/><text:span text:style-name="T41">Difference Between Value Types and Reference Types</text:span>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header-rows>
          <table:table-row table:style-name="TableRow46">
            <table:table-cell table:style-name="TableCell47">
              <text:p text:style-name="P48">Type</text:p>
            </table:table-cell>
            <table:table-cell table:style-name="TableCell49">
              <text:p text:style-name="P50">Stored In</text:p>
            </table:table-cell>
            <table:table-cell table:style-name="TableCell51">
              <text:p text:style-name="P52">Example</text:p>
            </table:table-cell>
          </table:table-row>
        </table:table-header-rows>
        <table:table-row table:style-name="TableRow53">
          <table:table-cell table:style-name="TableCell54">
            <text:p text:style-name="Normal"><text:span text:style-name="T55">Value Type</text:span></text:p>
          </table:table-cell>
          <table:table-cell table:style-name="TableCell56">
            <text:p text:style-name="Normal">Stack</text:p>
          </table:table-cell>
          <table:table-cell table:style-name="TableCell57">
            <text:p text:style-name="Normal">int, float, bool, char, struct</text:p>
          </table:table-cell>
        </table:table-row>
        <table:table-row table:style-name="TableRow58">
          <table:table-cell table:style-name="TableCell59">
            <text:p text:style-name="Normal"><text:span text:style-name="T60">Reference Type</text:span></text:p>
          </table:table-cell>
          <table:table-cell table:style-name="TableCell61">
            <text:p text:style-name="Normal">Heap</text:p>
          </table:table-cell>
          <table:table-cell table:style-name="TableCell62">
            <text:p text:style-name="Normal">class, object, string, array</text:p>
          </table:table-cell>
        </table:table-row>
      </table:table>
      <text:p text:style-name="Normal"><text:span text:style-name="T63">📌</text:span><text:s/><text:span text:style-name="T64">Example: Value vs. Reference Type Behavior</text:span></text:p>
      <text:p text:style-name="Normal">csharp</text:p>
      <text:p text:style-name="Normal">CopyEdit</text:p>
      <text:p text:style-name="Normal">int x = 10; <text:s/>// Value type (stored in stack)</text:p>
      <text:p text:style-name="Normal">int y = x; <text:s text:c="2"/>// y gets a copy of x</text:p>
      <text:p text:style-name="Normal">y = 20; <text:s text:c="5"/>// x remains unchanged</text:p>
      <text:p text:style-name="Normal"/>
      <text:p text:style-name="Normal">class Person { public string Name; }</text:p>
      <text:p text:style-name="Normal">Person p1 = new Person { Name = "Alice" };</text:p>
      <text:p text:style-name="Normal">Person p2 = p1; <text:s/>// Reference type (both point to same memory)</text:p>
      <text:p text:style-name="Normal">p2.Name = "Bob"; // p1.Name also changes to "Bob"</text:p>
      <text:p text:style-name="Normal"><text:span text:style-name="T65">📌</text:span><text:s/><text:span text:style-name="T66">References:</text:span><text:line-break/><text:span text:style-name="T67">🔗</text:span><text:s/><text:a xlink:href="https://learn.microsoft.com/en-us/dotnet/csharp/language-reference/builtin-types/value-types" office:target-frame-name="_new" xlink:show="replace"><text:span text:style-name="Hyperlink">Value Types and Reference Types - Microsoft Docs</text:span></text:a></text:p>
      <text:p text:style-name="Normal"><draw:custom-shape svg:x="0in" svg:y="0in" svg:width="45.51042in" svg:height="0.00139in" draw:z-index="0" draw:id="id2" draw:style-name="a2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8">3️</text:span><text:span text:style-name="T69">⃣</text:span><text:span text:style-name="T70"><text:s/>Stack and Heap Memory</text:span></text:p>
      <text:p text:style-name="Normal"><text:span text:style-name="T71">📌</text:span><text:s/><text:span text:style-name="T72">Stack Memory</text:span><text:line-break/><text:span text:style-name="T73">✔️</text:span><text:s/><text:span text:style-name="T74">Used for storing value types and method calls</text:span>.<text:line-break/><text:span text:style-name="T75">✔️</text:span><text:s/><text:span text:style-name="T76">Fast and automatically managed</text:span>.</text:p>
      <text:p text:style-name="Normal"><text:span text:style-name="T77">📌</text:span><text:s/><text:span text:style-name="T78">Heap Memory</text:span><text:line-break/><text:span text:style-name="T79">✔️</text:span><text:s/><text:span text:style-name="T80">Used for reference types (objects, arrays, strings)</text:span>.<text:line-break/><text:span text:style-name="T81">✔️</text:span><text:s/><text:span text:style-name="T82">Slower than the stack, but allows dynamic memory allocation</text:span>.</text:p>
      <text:p text:style-name="Normal"><text:span text:style-name="T83">📌</text:span><text:s/><text:span text:style-name="T84">Example:</text:span></text:p>
      <text:p text:style-name="Normal">csharp</text:p>
      <text:p text:style-name="Normal">CopyEdit</text:p>
      <text:soft-page-break/>
      <text:p text:style-name="Normal">void StackExample() {</text:p>
      <text:p text:style-name="Normal"><text:s text:c="4"/>int a = 5; // Stored in stack</text:p>
      <text:p text:style-name="Normal"><text:s text:c="4"/>int b = a; // Separate copy created in stack</text:p>
      <text:p text:style-name="Normal">}</text:p>
      <text:p text:style-name="Normal"><text:span text:style-name="T85">📌</text:span><text:s/><text:span text:style-name="T86">References:</text:span><text:line-break/><text:span text:style-name="T87">🔗</text:span><text:s/><text:a xlink:href="https://www.csharp.com/article/C-Sharp-heaping-vs-stacking-in-net-part-i/" office:target-frame-name="_new" xlink:show="replace"><text:span text:style-name="Hyperlink">Stack and Heap Memory - C# Corner</text:span></text:a></text:p>
      <text:p text:style-name="Normal"><draw:custom-shape svg:x="0in" svg:y="0in" svg:width="45.51042in" svg:height="0.00139in" draw:z-index="0" draw:id="id3" draw:style-name="a3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8">4️</text:span><text:span text:style-name="T89">⃣</text:span><text:span text:style-name="T90"><text:s/>Garbage Collection Process and Generations</text:span></text:p>
      <text:p text:style-name="Normal"><text:span text:style-name="T91">📌</text:span><text:s/><text:span text:style-name="T92">.NET GC divides objects into 3 Generations</text:span></text:p>
      <table:table table:style-name="Table93">
        <table:table-columns>
          <table:table-column table:style-name="TableColumn94"/>
          <table:table-column table:style-name="TableColumn95"/>
        </table:table-columns>
        <table:table-header-rows>
          <table:table-row table:style-name="TableRow96">
            <table:table-cell table:style-name="TableCell97">
              <text:p text:style-name="P98">Generation</text:p>
            </table:table-cell>
            <table:table-cell table:style-name="TableCell99">
              <text:p text:style-name="P100">Description</text:p>
            </table:table-cell>
          </table:table-row>
        </table:table-header-rows>
        <table:table-row table:style-name="TableRow101">
          <table:table-cell table:style-name="TableCell102">
            <text:p text:style-name="Normal"><text:span text:style-name="T103">Gen 0</text:span></text:p>
          </table:table-cell>
          <table:table-cell table:style-name="TableCell104">
            <text:p text:style-name="Normal">Short-lived objects, collected frequently.</text:p>
          </table:table-cell>
        </table:table-row>
        <table:table-row table:style-name="TableRow105">
          <table:table-cell table:style-name="TableCell106">
            <text:p text:style-name="Normal"><text:span text:style-name="T107">Gen 1</text:span></text:p>
          </table:table-cell>
          <table:table-cell table:style-name="TableCell108">
            <text:p text:style-name="Normal">Survived Gen 0, collected less frequently.</text:p>
          </table:table-cell>
        </table:table-row>
        <table:table-row table:style-name="TableRow109">
          <table:table-cell table:style-name="TableCell110">
            <text:p text:style-name="Normal"><text:span text:style-name="T111">Gen 2</text:span></text:p>
          </table:table-cell>
          <table:table-cell table:style-name="TableCell112">
            <text:p text:style-name="Normal">Long-lived objects (e.g., static variables), rarely collected.</text:p>
          </table:table-cell>
        </table:table-row>
      </table:table>
      <text:p text:style-name="Normal"><text:span text:style-name="T113">📌</text:span><text:s/><text:span text:style-name="T114">References:</text:span><text:line-break/><text:span text:style-name="T115">🔗</text:span><text:s/><text:a xlink:href="https://learn.microsoft.com/en-us/dotnet/standard/garbage-collection/fundamentals" office:target-frame-name="_new" xlink:show="replace"><text:span text:style-name="Hyperlink">Fundamentals of Garbage Collection - Microsoft Docs</text:span></text:a></text:p>
      <text:p text:style-name="Normal"><draw:custom-shape svg:x="0in" svg:y="0in" svg:width="45.51042in" svg:height="0.00139in" draw:z-index="0" draw:id="id4" draw:style-name="a4" draw:name="Horizontal Line 7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6">5️</text:span><text:span text:style-name="T117">⃣</text:span><text:span text:style-name="T118"><text:s/>IDisposable Interface and using Statement</text:span></text:p>
      <text:p text:style-name="Normal"><text:span text:style-name="T119">📌</text:span><text:s/><text:span text:style-name="T120">Purpose</text:span>:<text:line-break/><text:span text:style-name="T121">✔️</text:span><text:s/>Used for<text:s/><text:span text:style-name="T122">releasing unmanaged resources</text:span><text:s/>(e.g., database connections, file streams).</text:p>
      <text:p text:style-name="Normal"><text:span text:style-name="T123">📌</text:span><text:s/><text:span text:style-name="T124">Example: Implementing IDisposable</text:span></text:p>
      <text:p text:style-name="Normal">csharp</text:p>
      <text:p text:style-name="Normal">CopyEdit</text:p>
      <text:p text:style-name="Normal">class FileManager : IDisposable {</text:p>
      <text:p text:style-name="Normal"><text:s text:c="4"/>private FileStream fileStream;</text:p>
      <text:p text:style-name="Normal"/>
      <text:p text:style-name="Normal"><text:s text:c="4"/>public FileManager(string path) {</text:p>
      <text:p text:style-name="Normal"><text:s text:c="8"/>fileStream = new FileStream(path, FileMode.Open);</text:p>
      <text:soft-page-break/>
      <text:p text:style-name="Normal"><text:s text:c="4"/>}</text:p>
      <text:p text:style-name="Normal"/>
      <text:p text:style-name="Normal"><text:s text:c="4"/>public void Dispose() {</text:p>
      <text:p text:style-name="Normal"><text:s text:c="8"/>fileStream?.Dispose();</text:p>
      <text:p text:style-name="Normal"><text:s text:c="8"/>Console.WriteLine("Resources Released!");</text:p>
      <text:p text:style-name="Normal"><text:s text:c="4"/>}</text:p>
      <text:p text:style-name="Normal">}</text:p>
      <text:p text:style-name="Normal"/>
      <text:p text:style-name="Normal">using (FileManager fm = new FileManager("file.txt")) {</text:p>
      <text:p text:style-name="Normal"><text:s text:c="4"/>// FileManager used here</text:p>
      <text:p text:style-name="Normal">} <text:s/>// Dispose is called automatically</text:p>
      <text:p text:style-name="Normal"><text:span text:style-name="T125">📌</text:span><text:s/><text:span text:style-name="T126">References:</text:span><text:line-break/><text:span text:style-name="T127">🔗</text:span><text:s/><text:a xlink:href="https://learn.microsoft.com/en-us/dotnet/api/system.idisposable?view=net-7.0" office:target-frame-name="_new" xlink:show="replace"><text:span text:style-name="Hyperlink">IDisposable Interface - Microsoft Docs</text:span></text:a></text:p>
      <text:p text:style-name="Normal"><draw:custom-shape svg:x="0in" svg:y="0in" svg:width="45.51042in" svg:height="0.00139in" draw:z-index="0" draw:id="id5" draw:style-name="a5" draw:name="Horizontal Line 7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28">6️</text:span><text:span text:style-name="T129">⃣</text:span><text:span text:style-name="T130"><text:s/>Memory Leaks and Best Practices</text:span></text:p>
      <text:p text:style-name="Normal"><text:span text:style-name="T131">📌</text:span><text:s/><text:span text:style-name="T132">How Memory Leaks Occur</text:span></text:p>
      <text:list text:style-name="LFO3" text:continue-numbering="true">
        <text:list-item>
          <text:p text:style-name="P133"><text:span text:style-name="T134">Unreleased unmanaged resources</text:span><text:s/>(e.g., file handles, database connections).</text:p>
        </text:list-item>
        <text:list-item>
          <text:p text:style-name="P135"><text:span text:style-name="T136">Long-living event subscriptions not unsubscribed.</text:span></text:p>
        </text:list-item>
      </text:list>
      <text:p text:style-name="Normal"><text:span text:style-name="T137">📌</text:span><text:s/><text:span text:style-name="T138">Best Practices to Avoid Memory Leaks</text:span><text:line-break/><text:span text:style-name="T139">✔️</text:span><text:s/>Use<text:s/><text:span text:style-name="T140">using statement</text:span><text:s/>for disposable objects.<text:line-break/><text:span text:style-name="T141">✔️</text:span><text:s/>Set<text:s/><text:span text:style-name="T142">unused objects to null</text:span>.<text:line-break/><text:span text:style-name="T143">✔️</text:span><text:s/>Unsubscribe from<text:s/><text:span text:style-name="T144">events using -= EventHandler</text:span>.</text:p>
      <text:p text:style-name="Normal"><text:span text:style-name="T145">📌</text:span><text:s/><text:span text:style-name="T146">References:</text:span><text:line-break/><text:span text:style-name="T147">🔗</text:span><text:s/><text:a xlink:href="https://michaelscodingspot.com/find-fix-and-avoid-memory-leaks-in-c-net-8-best-practices/" office:target-frame-name="_new" xlink:show="replace"><text:span text:style-name="Hyperlink">Avoiding Memory Leaks - Redgate</text:span></text:a></text:p>
      <text:p text:style-name="Normal"><draw:custom-shape svg:x="0in" svg:y="0in" svg:width="45.51042in" svg:height="0.00139in" draw:z-index="0" draw:id="id6" draw:style-name="a6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48">🟢</text:span><text:span text:style-name="T149"><text:s/>File I/O Operations in C#</text:span></text:p>
      <text:p text:style-name="Normal"><text:span text:style-name="T150">7️</text:span><text:span text:style-name="T151">⃣</text:span><text:span text:style-name="T152"><text:s/>File Handling Basics (System.IO Namespace)</text:span></text:p>
      <text:soft-page-break/>
      <text:p text:style-name="Normal"><text:span text:style-name="T153">📌</text:span><text:s/><text:span text:style-name="T154">System.IO Namespace</text:span><text:s/>provides classes for:<text:line-break/><text:span text:style-name="T155">✔️</text:span><text:s/><text:span text:style-name="T156">Reading and writing files</text:span><text:s/>(StreamReader, StreamWriter).<text:line-break/><text:span text:style-name="T157">✔️</text:span><text:s/><text:span text:style-name="T158">Managing file directories</text:span><text:s/>(File, Directory).</text:p>
      <text:p text:style-name="Normal"><text:span text:style-name="T159">📌</text:span><text:s/><text:span text:style-name="T160">References:</text:span><text:line-break/><text:span text:style-name="T161">🔗</text:span><text:s/><text:a xlink:href="https://learn.microsoft.com/en-us/dotnet/api/system.io?view=net-7.0" office:target-frame-name="_new" xlink:show="replace"><text:span text:style-name="Hyperlink">System.IO Namespace - Microsoft Docs</text:span></text:a></text:p>
      <text:p text:style-name="Normal"><draw:custom-shape svg:x="0in" svg:y="0in" svg:width="45.51042in" svg:height="0.00139in" draw:z-index="0" draw:id="id7" draw:style-name="a7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2">8️</text:span><text:span text:style-name="T163">⃣</text:span><text:span text:style-name="T164"><text:s/>Reading and Writing Text Files</text:span></text:p>
      <text:p text:style-name="Normal"><text:span text:style-name="T165">📌</text:span><text:s/><text:span text:style-name="T166">Reading a Text File:</text:span></text:p>
      <text:p text:style-name="Normal">csharp</text:p>
      <text:p text:style-name="Normal">CopyEdit</text:p>
      <text:p text:style-name="Normal">using (StreamReader sr = new StreamReader("file.txt")) {</text:p>
      <text:p text:style-name="Normal"><text:s text:c="4"/>string content = sr.ReadToEnd();</text:p>
      <text:p text:style-name="Normal"><text:s text:c="4"/>Console.WriteLine(content);</text:p>
      <text:p text:style-name="Normal">}</text:p>
      <text:p text:style-name="Normal"><text:span text:style-name="T167">📌</text:span><text:s/><text:span text:style-name="T168">Writing to a Text File:</text:span></text:p>
      <text:p text:style-name="Normal">csharp</text:p>
      <text:p text:style-name="Normal">CopyEdit</text:p>
      <text:p text:style-name="Normal">using (StreamWriter sw = new StreamWriter("file.txt")) {</text:p>
      <text:p text:style-name="Normal"><text:s text:c="4"/>sw.WriteLine("Hello, World!");</text:p>
      <text:p text:style-name="Normal">}</text:p>
      <text:p text:style-name="Normal"><text:span text:style-name="T169">📌</text:span><text:s/><text:span text:style-name="T170">References:</text:span><text:line-break/><text:span text:style-name="T171">🔗</text:span><text:s/><text:a xlink:href="https://learn.microsoft.com/en-us/troubleshoot/developer/visualstudio/csharp/language-compilers/read-write-text-file" office:target-frame-name="_new" xlink:show="replace"><text:span text:style-name="Hyperlink">Reading and Writing to a Text File - Microsoft Docs</text:span></text:a></text:p>
      <text:p text:style-name="Normal"><draw:custom-shape svg:x="0in" svg:y="0in" svg:width="45.51042in" svg:height="0.00139in" draw:z-index="0" draw:id="id8" draw:style-name="a8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2">9️</text:span><text:span text:style-name="T173">⃣</text:span><text:span text:style-name="T174"><text:s/>Working with Binary Files</text:span></text:p>
      <text:p text:style-name="Normal"><text:span text:style-name="T175">📌</text:span><text:s/><text:span text:style-name="T176">Reading Binary Data:</text:span></text:p>
      <text:p text:style-name="Normal">csharp</text:p>
      <text:p text:style-name="Normal">CopyEdit</text:p>
      <text:p text:style-name="Normal">using (BinaryReader br = new BinaryReader(File.Open("data.bin", FileMode.Open))) {</text:p>
      <text:soft-page-break/>
      <text:p text:style-name="Normal"><text:s text:c="4"/>int value = br.ReadInt32();</text:p>
      <text:p text:style-name="Normal"><text:s text:c="4"/>Console.WriteLine(value);</text:p>
      <text:p text:style-name="Normal">}</text:p>
      <text:p text:style-name="Normal"><text:span text:style-name="T177">📌</text:span><text:s/><text:span text:style-name="T178">Writing Binary Data:</text:span></text:p>
      <text:p text:style-name="Normal">csharp</text:p>
      <text:p text:style-name="Normal">CopyEdit</text:p>
      <text:p text:style-name="Normal">using (BinaryWriter bw = new BinaryWriter(File.Open("data.bin", FileMode.Create))) {</text:p>
      <text:p text:style-name="Normal"><text:s text:c="4"/>bw.Write(42);</text:p>
      <text:p text:style-name="Normal">}</text:p>
      <text:p text:style-name="Normal"><text:span text:style-name="T179">📌</text:span><text:s/><text:span text:style-name="T180">References:</text:span><text:line-break/><text:span text:style-name="T181">🔗</text:span><text:s/><text:a xlink:href="https://learn.microsoft.com/en-us/dotnet/api/system.io.binaryreader?view=net-7.0" office:target-frame-name="_new" xlink:show="replace"><text:span text:style-name="Hyperlink">BinaryReader and BinaryWriter - Microsoft Docs</text:span></text:a></text:p>
      <text:p text:style-name="Normal"><draw:custom-shape svg:x="0in" svg:y="0in" svg:width="45.51042in" svg:height="0.00139in" draw:z-index="0" draw:id="id9" draw:style-name="a9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2">🔟</text:span><text:span text:style-name="T183"><text:s/>Asynchronous File Operations</text:span></text:p>
      <text:p text:style-name="Normal"><text:span text:style-name="T184">📌</text:span><text:s/><text:span text:style-name="T185">Example of Asynchronous File Read</text:span></text:p>
      <text:p text:style-name="Normal">csharp</text:p>
      <text:p text:style-name="Normal">CopyEdit</text:p>
      <text:p text:style-name="Normal">string content = await File.ReadAllTextAsync("file.txt");</text:p>
      <text:p text:style-name="Normal">Console.WriteLine(content);</text:p>
      <text:p text:style-name="Normal"><text:span text:style-name="T186">📌</text:span><text:s/><text:span text:style-name="T187">References:</text:span><text:line-break/><text:span text:style-name="T188">🔗</text:span><text:s/><text:a xlink:href="https://learn.microsoft.com/en-us/dotnet/standard/io/asynchronous-file-i-o" office:target-frame-name="_new" xlink:show="replace"><text:span text:style-name="Hyperlink">Asynchronous File I/O - Microsoft Docs</text:span></text:a></text:p>
      <text:p text:style-name="Normal"><draw:custom-shape svg:x="0in" svg:y="0in" svg:width="45.51042in" svg:height="0.00139in" draw:z-index="0" draw:id="id10" draw:style-name="a10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89">🔢</text:span><text:span text:style-name="T190"><text:s/>Compression and Decompression</text:span></text:p>
      <text:p text:style-name="Normal"><text:span text:style-name="T191">📌</text:span><text:s/><text:span text:style-name="T192">Example of Compressing a File:</text:span></text:p>
      <text:p text:style-name="Normal">csharp</text:p>
      <text:p text:style-name="Normal">CopyEdit</text:p>
      <text:p text:style-name="Normal">using (FileStream fs = File.Create("compressed.zip"))</text:p>
      <text:p text:style-name="Normal">using (GZipStream gzip = new GZipStream(fs, CompressionMode.Compress)) {</text:p>
      <text:p text:style-name="Normal"><text:s text:c="4"/>byte[] data = Encoding.UTF8.GetBytes("Hello, World!");</text:p>
      <text:soft-page-break/>
      <text:p text:style-name="Normal"><text:s text:c="4"/>gzip.Write(data, 0, data.Length);</text:p>
      <text:p text:style-name="Normal">}</text:p>
      <text:p text:style-name="Normal"><text:span text:style-name="T193">📌</text:span><text:s/><text:span text:style-name="T194">References:</text:span><text:line-break/><text:span text:style-name="T195">🔗</text:span><text:s/><text:a xlink:href="https://learn.microsoft.com/en-us/dotnet/standard/io/how-to-compress-and-extract-files" office:target-frame-name="_new" xlink:show="replace"><text:span text:style-name="Hyperlink">Compressing Files - Microsoft Docs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1T14:17:00Z</meta:creation-date>
    <dc:date>2025-03-21T14:18:00Z</dc:date>
    <meta:template xlink:href="Normal.dotm" xlink:type="simple"/>
    <meta:editing-cycles>1</meta:editing-cycles>
    <meta:editing-duration>PT60S</meta:editing-duration>
    <meta:document-statistic meta:page-count="7" meta:paragraph-count="12" meta:word-count="964" meta:character-count="6452" meta:row-count="45" meta:non-whitespace-character-count="5500"/>
  </office:meta>
</office:document-meta>
</file>